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CEBCCC397E04FEC8.png" manifest:media-type="image/png"/>
  <manifest:file-entry manifest:full-path="Pictures/100002010000064000000384811ECC225F31CC90.png" manifest:media-type="image/png"/>
  <manifest:file-entry manifest:full-path="Pictures/100002010000064000000384E92D4AF396CDA5E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7.05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18.51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3.511cm, 0cm, -0.00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Image1" text:anchor-type="paragraph" svg:x="-0.885cm" svg:y="0cm" svg:width="17.81cm" svg:height="11.421cm" draw:z-index="0"><draw:image xlink:href="Pictures/100002010000064000000384811ECC225F31CC90.png" xlink:type="simple" xlink:show="embed" xlink:actuate="onLoad" loext:mime-type="image/png"/></draw:frame></text:p>
      <text:p text:style-name="Standard"><draw:frame draw:style-name="fr2" draw:name="Image2" text:anchor-type="paragraph" svg:x="-0.889cm" svg:y="0cm" svg:width="17.738cm" svg:height="9.472cm" draw:z-index="1"><draw:image xlink:href="Pictures/100002010000064000000384E92D4AF396CDA5E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Image3" text:anchor-type="paragraph" svg:width="17cm" svg:height="3.979cm" draw:z-index="2"><draw:image xlink:href="Pictures/100002010000064000000384CEBCCC397E04FEC8.png" xlink:type="simple" xlink:show="embed" xlink:actuate="onLoad" loext:mime-type="image/png"/></draw:frame><draw:frame draw:style-name="fr4" draw:name="Image4" text:anchor-type="paragraph" svg:x="0cm" svg:y="3.978cm" svg:width="17cm" svg:height="7.331cm" draw:z-index="3"><draw:image xlink:href="Pictures/100002010000064000000384CEBCCC397E04FEC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15:08:52.806837662</meta:creation-date>
    <dc:date>2022-03-22T16:19:15.087488442</dc:date>
    <meta:editing-duration>PT10M2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6.0.7.3$Linux_X86_64 LibreOffice_project/00m0$Build-3</meta:generator>
  </office:meta>
</office:document-meta>
</file>